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10000006CF7F7B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loext:text-changes-only="false"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3" style:family="table-row">
      <style:table-row-properties loext:text-changes-only="false" fo:keep-together="always"/>
    </style:style>
    <style:style style:name="Table4.A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4" style:family="table-row">
      <style:table-row-properties loext:text-changes-only="false" fo:keep-together="always"/>
    </style:style>
    <style:style style:name="Table4.A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5" style:family="table-row">
      <style:table-row-properties loext:text-changes-only="false" fo:keep-together="always"/>
    </style:style>
    <style:style style:name="Table4.A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6" style:family="table-row">
      <style:table-row-properties fo:keep-together="always"/>
    </style:style>
    <style:style style:name="Table4.A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6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17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18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9" style:family="paragraph" style:parent-style-name="Table_20_Contents">
      <style:text-properties officeooo:rsid="003dc3a6" officeooo:paragraph-rsid="003dc3a6"/>
    </style:style>
    <style:style style:name="P20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1" style:family="paragraph" style:parent-style-name="Table_20_Contents">
      <style:text-properties officeooo:rsid="003e6aee" officeooo:paragraph-rsid="003e6aee"/>
    </style:style>
    <style:style style:name="P22" style:family="paragraph" style:parent-style-name="Table_20_Contents">
      <style:text-properties officeooo:rsid="003ead6c" officeooo:paragraph-rsid="003ead6c"/>
    </style:style>
    <style:style style:name="P23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4" style:family="paragraph" style:parent-style-name="Table_20_Contents">
      <style:text-properties officeooo:rsid="00403451" officeooo:paragraph-rsid="00403451"/>
    </style:style>
    <style:style style:name="P25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6" style:family="paragraph" style:parent-style-name="Table_20_Contents">
      <style:text-properties officeooo:rsid="0050621a" officeooo:paragraph-rsid="0050621a"/>
    </style:style>
    <style:style style:name="P27" style:family="paragraph" style:parent-style-name="Table_20_Contents">
      <style:text-properties officeooo:rsid="005b62eb" officeooo:paragraph-rsid="005b62eb"/>
    </style:style>
    <style:style style:name="P28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29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1" style:family="paragraph" style:parent-style-name="Standard">
      <style:text-properties officeooo:paragraph-rsid="001c2594"/>
    </style:style>
    <style:style style:name="P32" style:family="paragraph" style:parent-style-name="Standard">
      <style:text-properties officeooo:rsid="002453de" officeooo:paragraph-rsid="002453de"/>
    </style:style>
    <style:style style:name="P33" style:family="paragraph" style:parent-style-name="Standard">
      <style:text-properties officeooo:rsid="002a022a" officeooo:paragraph-rsid="002a022a"/>
    </style:style>
    <style:style style:name="P34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5" style:family="paragraph" style:parent-style-name="Standard">
      <style:text-properties officeooo:rsid="004a2a44" officeooo:paragraph-rsid="004a2a44"/>
    </style:style>
    <style:style style:name="P36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7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38" style:family="paragraph" style:parent-style-name="Standard">
      <style:text-properties officeooo:rsid="004e990d" officeooo:paragraph-rsid="004e990d"/>
    </style:style>
    <style:style style:name="P39" style:family="paragraph" style:parent-style-name="Standard">
      <style:text-properties officeooo:rsid="004e990d" officeooo:paragraph-rsid="005910da"/>
    </style:style>
    <style:style style:name="P40" style:family="paragraph" style:parent-style-name="Standard">
      <style:text-properties officeooo:rsid="004e990d" officeooo:paragraph-rsid="00534907"/>
    </style:style>
    <style:style style:name="P41" style:family="paragraph" style:parent-style-name="Standard">
      <style:text-properties officeooo:rsid="004e990d" officeooo:paragraph-rsid="00828c2a"/>
    </style:style>
    <style:style style:name="P42" style:family="paragraph" style:parent-style-name="Standard">
      <style:text-properties officeooo:rsid="004e990d" officeooo:paragraph-rsid="00863bc3"/>
    </style:style>
    <style:style style:name="P4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5" style:family="paragraph" style:parent-style-name="Footnote">
      <style:text-properties officeooo:rsid="005622db" officeooo:paragraph-rsid="0057d992"/>
    </style:style>
    <style:style style:name="P46" style:family="paragraph" style:parent-style-name="Footnote">
      <style:text-properties officeooo:rsid="00661e58" officeooo:paragraph-rsid="00661e58"/>
    </style:style>
    <style:style style:name="P47" style:family="paragraph" style:parent-style-name="Standard">
      <style:text-properties officeooo:rsid="00661e58" officeooo:paragraph-rsid="00661e58"/>
    </style:style>
    <style:style style:name="P48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49" style:family="paragraph" style:parent-style-name="Table_20_Contents">
      <style:paragraph-properties fo:text-align="center" style:justify-single-word="false"/>
      <style:text-properties officeooo:rsid="0068cecf" officeooo:paragraph-rsid="0068cecf"/>
    </style:style>
    <style:style style:name="P50" style:family="paragraph" style:parent-style-name="Table_20_Contents">
      <style:paragraph-properties fo:text-align="center" style:justify-single-word="false"/>
      <style:text-properties officeooo:rsid="006c1201" officeooo:paragraph-rsid="006c1201"/>
    </style:style>
    <style:style style:name="P51" style:family="paragraph" style:parent-style-name="Table_20_Contents">
      <style:paragraph-properties fo:text-align="center" style:justify-single-word="false"/>
      <style:text-properties officeooo:rsid="00742b0c" officeooo:paragraph-rsid="00742b0c"/>
    </style:style>
    <style:style style:name="P52" style:family="paragraph" style:parent-style-name="Table_20_Contents">
      <style:paragraph-properties fo:text-align="center" style:justify-single-word="false"/>
      <style:text-properties officeooo:rsid="00742b0c" officeooo:paragraph-rsid="0075edd0"/>
    </style:style>
    <style:style style:name="P53" style:family="paragraph" style:parent-style-name="Standard">
      <style:text-properties officeooo:rsid="0075edd0" officeooo:paragraph-rsid="0075edd0"/>
    </style:style>
    <style:style style:name="P54" style:family="paragraph" style:parent-style-name="Standard">
      <style:text-properties officeooo:rsid="007716ad" officeooo:paragraph-rsid="007716ad"/>
    </style:style>
    <style:style style:name="P55" style:family="paragraph" style:parent-style-name="Table_20_Contents">
      <style:paragraph-properties fo:text-align="center" style:justify-single-word="false"/>
      <style:text-properties officeooo:rsid="007716ad" officeooo:paragraph-rsid="007716ad"/>
    </style:style>
    <style:style style:name="P56" style:family="paragraph" style:parent-style-name="Standard">
      <style:paragraph-properties fo:text-align="center" style:justify-single-word="false"/>
      <style:text-properties officeooo:rsid="007bf8c3" officeooo:paragraph-rsid="007bf8c3"/>
    </style:style>
    <style:style style:name="P57" style:family="paragraph" style:parent-style-name="Standard">
      <style:paragraph-properties fo:text-align="center" style:justify-single-word="false"/>
      <style:text-properties officeooo:rsid="007c1614" officeooo:paragraph-rsid="007c1614"/>
    </style:style>
    <style:style style:name="P58" style:family="paragraph" style:parent-style-name="Standard">
      <style:text-properties officeooo:rsid="00809d7d" officeooo:paragraph-rsid="00809d7d"/>
    </style:style>
    <style:style style:name="P59" style:family="paragraph" style:parent-style-name="Footnote">
      <style:text-properties officeooo:rsid="005622db" officeooo:paragraph-rsid="0057d992"/>
    </style:style>
    <style:style style:name="P60" style:family="paragraph" style:parent-style-name="Heading_20_1" style:master-page-name="First_20_Page">
      <style:paragraph-properties style:page-number="auto"/>
    </style:style>
    <style:style style:name="P61" style:family="paragraph" style:parent-style-name="Heading_20_1">
      <style:text-properties officeooo:rsid="002a022a" officeooo:paragraph-rsid="002a022a"/>
    </style:style>
    <style:style style:name="P62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 style:list-style-name="">
      <style:paragraph-properties fo:orphans="2" fo:widows="2"/>
    </style:style>
    <style:style style:name="P66" style:family="paragraph" style:parent-style-name="Standard" style:list-style-name="L1"/>
    <style:style style:name="P67" style:family="paragraph" style:parent-style-name="Standard" style:list-style-name="L1">
      <style:text-properties officeooo:paragraph-rsid="00786d3c"/>
    </style:style>
    <style:style style:name="P68" style:family="paragraph" style:parent-style-name="Standard" style:list-style-name="L1">
      <style:text-properties style:font-name="Times New Roman" officeooo:rsid="0061da82" officeooo:paragraph-rsid="00524856"/>
    </style:style>
    <style:style style:name="P69" style:family="paragraph" style:parent-style-name="Standard" style:list-style-name="L1">
      <style:text-properties style:font-name="Times New Roman"/>
    </style:style>
    <style:style style:name="P70" style:family="paragraph" style:parent-style-name="Standard" style:list-style-name="L2">
      <style:text-properties officeooo:rsid="00809d7d" officeooo:paragraph-rsid="00809d7d"/>
    </style:style>
    <style:style style:name="P71" style:family="paragraph" style:parent-style-name="Standard" style:master-page-name="StdPortrait">
      <style:paragraph-properties style:page-number="auto"/>
    </style:style>
    <style:style style:name="P72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</style:style>
    <style:style style:name="P73" style:family="paragraph" style:parent-style-name="Standard">
      <style:text-properties officeooo:rsid="004e990d" officeooo:paragraph-rsid="005910da"/>
    </style:style>
    <style:style style:name="P74" style:family="paragraph" style:parent-style-name="Standard">
      <style:text-properties officeooo:rsid="004e990d" officeooo:paragraph-rsid="00828c2a"/>
    </style:style>
    <style:style style:name="P75" style:family="paragraph" style:parent-style-name="Standard">
      <style:text-properties officeooo:rsid="004e990d" officeooo:paragraph-rsid="004e990d"/>
    </style:style>
    <style:style style:name="P76" style:family="paragraph" style:parent-style-name="Standard">
      <style:text-properties officeooo:rsid="004e990d" officeooo:paragraph-rsid="00863bc3"/>
    </style:style>
    <style:style style:name="P77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78" style:family="paragraph">
      <style:paragraph-properties style:writing-mode="lr-tb"/>
      <style:text-properties style:font-name="Liberation Sans" fo:font-size="1pt"/>
    </style:style>
    <style:style style:name="P79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620a15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style:use-window-font-color="true" loext:opacity="0%" style:font-name="Times New Roman1" fo:font-size="12pt" fo:language="en" fo:country="US" officeooo:rsid="006361cf" style:font-name-asian="Times New Roman1" style:font-size-asian="12pt" style:font-name-complex="Times New Roman1" style:font-size-complex="12pt" style:language-complex="ar" style:country-complex="SA"/>
    </style:style>
    <style:style style:name="T8" style:family="text">
      <style:text-properties style:use-window-font-color="true" loext:opacity="0%" style:font-name="Times New Roman1" fo:font-size="12pt" fo:language="en" fo:country="US" officeooo:rsid="007bf8c3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1" fo:font-size="12pt" fo:language="en" fo:country="US" officeooo:rsid="0084b0c7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officeooo:rsid="003a0848"/>
    </style:style>
    <style:style style:name="T11" style:family="text">
      <style:text-properties officeooo:rsid="003e6aee"/>
    </style:style>
    <style:style style:name="T12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officeooo:rsid="0061e852"/>
    </style:style>
    <style:style style:name="T24" style:family="text">
      <style:text-properties officeooo:rsid="005b62eb"/>
    </style:style>
    <style:style style:name="T25" style:family="text">
      <style:text-properties officeooo:rsid="004e990d"/>
    </style:style>
    <style:style style:name="T26" style:family="text">
      <style:text-properties officeooo:rsid="0057d992"/>
    </style:style>
    <style:style style:name="T27" style:family="text">
      <style:text-properties officeooo:rsid="005a8e36"/>
    </style:style>
    <style:style style:name="T28" style:family="text">
      <style:text-properties officeooo:rsid="0055e2ab"/>
    </style:style>
    <style:style style:name="T29" style:family="text">
      <style:text-properties officeooo:rsid="004f3845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0620a15"/>
    </style:style>
    <style:style style:name="T32" style:family="text">
      <style:text-properties officeooo:rsid="00535da4"/>
    </style:style>
    <style:style style:name="T33" style:family="text">
      <style:text-properties officeooo:rsid="00620a15"/>
    </style:style>
    <style:style style:name="T34" style:family="text">
      <style:text-properties officeooo:rsid="006361cf"/>
    </style:style>
    <style:style style:name="T35" style:family="text">
      <style:text-properties officeooo:rsid="00661e58"/>
    </style:style>
    <style:style style:name="T36" style:family="text">
      <style:text-properties officeooo:rsid="0067bce8"/>
    </style:style>
    <style:style style:name="T37" style:family="text">
      <style:text-properties officeooo:rsid="005d061c"/>
    </style:style>
    <style:style style:name="T38" style:family="text">
      <style:text-properties officeooo:rsid="0068cecf"/>
    </style:style>
    <style:style style:name="T39" style:family="text">
      <style:text-properties officeooo:rsid="006c1201"/>
    </style:style>
    <style:style style:name="T40" style:family="text">
      <style:text-properties officeooo:rsid="0072f8c3"/>
    </style:style>
    <style:style style:name="T41" style:family="text">
      <style:text-properties officeooo:rsid="0075edd0"/>
    </style:style>
    <style:style style:name="T42" style:family="text">
      <style:text-properties officeooo:rsid="007716ad"/>
    </style:style>
    <style:style style:name="T43" style:family="text">
      <style:text-properties officeooo:rsid="00786d3c"/>
    </style:style>
    <style:style style:name="T44" style:family="text">
      <style:text-properties officeooo:rsid="007b5265"/>
    </style:style>
    <style:style style:name="T45" style:family="text">
      <style:text-properties officeooo:rsid="007bf8c3"/>
    </style:style>
    <style:style style:name="T46" style:family="text">
      <style:text-properties officeooo:rsid="007c1614"/>
    </style:style>
    <style:style style:name="T47" style:family="text">
      <style:text-properties officeooo:rsid="007d92aa"/>
    </style:style>
    <style:style style:name="T48" style:family="text">
      <style:text-properties officeooo:rsid="00828c2a"/>
    </style:style>
    <style:style style:name="T49" style:family="text">
      <style:text-properties style:text-position="sub 58%" officeooo:rsid="00828c2a"/>
    </style:style>
    <style:style style:name="T50" style:family="text">
      <style:text-properties officeooo:rsid="0084b0c7"/>
    </style:style>
    <style:style style:name="T51" style:family="text">
      <style:text-properties officeooo:rsid="00863bc3"/>
    </style:style>
    <style:style style:name="T52" style:family="text">
      <style:text-properties officeooo:rsid="008a08a1"/>
    </style:style>
    <style:style style:name="T53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0646442553216" text:id="ct100646442553216">
          <text:insertion>
            <office:change-info>
              <dc:creator>Stuart Baker</dc:creator>
              <dc:date>2024-06-23T11:24:30</dc:date>
            </office:change-info>
          </text:insertion>
        </text:changed-region>
        <text:changed-region xml:id="ct100646442553504" text:id="ct100646442553504">
          <text:deletion>
            <office:change-info>
              <dc:creator>Stuart Baker</dc:creator>
              <dc:date>2024-06-23T11:24:32</dc:date>
            </office:change-info>
            <text:p text:style-name="P45">88</text:p>
          </text:deletion>
        </text:changed-region>
        <text:changed-region xml:id="ct100646442556096" text:id="ct100646442556096">
          <text:insertion>
            <office:change-info>
              <dc:creator>Stuart Baker</dc:creator>
              <dc:date>2024-06-23T11:28:36</dc:date>
            </office:change-info>
          </text:insertion>
        </text:changed-region>
        <text:changed-region xml:id="ct100646442556384" text:id="ct100646442556384">
          <text:deletion>
            <office:change-info>
              <dc:creator>Stuart Baker</dc:creator>
              <dc:date>2024-06-23T11:28:37</dc:date>
            </office:change-info>
            <text:p text:style-name="P45"><text:span text:style-name="T27">0</text:span></text:p>
          </text:deletion>
        </text:changed-region>
        <text:changed-region xml:id="ct100646442540880" text:id="ct100646442540880">
          <text:insertion>
            <office:change-info>
              <dc:creator>Unknown Author</dc:creator>
              <dc:date>2023-03-30T12:51:33</dc:date>
            </office:change-info>
          </text:insertion>
        </text:changed-region>
        <text:changed-region xml:id="ct100646440849376" text:id="ct100646440849376">
          <text:insertion>
            <office:change-info>
              <dc:creator>Stuart Baker</dc:creator>
              <dc:date>2024-06-23T11:08:05</dc:date>
            </office:change-info>
          </text:insertion>
        </text:changed-region>
        <text:changed-region xml:id="ct100646440590688" text:id="ct100646440590688">
          <text:insertion>
            <office:change-info>
              <dc:creator>Stuart Baker</dc:creator>
              <dc:date>2024-06-23T11:09:20</dc:date>
            </office:change-info>
          </text:insertion>
        </text:changed-region>
        <text:changed-region xml:id="ct100646440369376" text:id="ct100646440369376">
          <text:insertion>
            <office:change-info>
              <dc:creator>Stuart Baker</dc:creator>
              <dc:date>2024-06-23T11:10:21</dc:date>
            </office:change-info>
          </text:insertion>
        </text:changed-region>
        <text:changed-region xml:id="ct100646442509792" text:id="ct100646442509792">
          <text:insertion>
            <office:change-info>
              <dc:creator>Stuart Baker</dc:creator>
              <dc:date>2024-06-23T11:30:36</dc:date>
            </office:change-info>
          </text:insertion>
        </text:changed-region>
        <text:changed-region xml:id="ct100646442510272" text:id="ct100646442510272">
          <text:deletion>
            <office:change-info>
              <dc:creator>Stuart Baker</dc:creator>
              <dc:date>2024-06-23T11:30:36</dc:date>
            </office:change-info>
            <text:p text:style-name="P28"><text:span text:style-name="T25">2</text:span></text:p>
          </text:deletion>
        </text:changed-region>
        <text:changed-region xml:id="ct100646442512448" text:id="ct100646442512448">
          <text:insertion>
            <office:change-info>
              <dc:creator>Stuart Baker</dc:creator>
              <dc:date>2024-06-23T11:22:19</dc:date>
            </office:change-info>
          </text:insertion>
        </text:changed-region>
        <text:changed-region xml:id="ct100646442512816" text:id="ct100646442512816">
          <text:deletion>
            <office:change-info>
              <dc:creator>Stuart Baker</dc:creator>
              <dc:date>2024-06-23T11:22:20</dc:date>
            </office:change-info>
            <text:p text:style-name="P39">87</text:p>
          </text:deletion>
        </text:changed-region>
        <text:changed-region xml:id="ct100646442545808" text:id="ct100646442545808">
          <text:insertion>
            <office:change-info>
              <dc:creator>Stuart Baker</dc:creator>
              <dc:date>2024-06-23T11:25:07</dc:date>
            </office:change-info>
          </text:insertion>
        </text:changed-region>
        <text:changed-region xml:id="ct100646442551616" text:id="ct100646442551616">
          <text:deletion>
            <office:change-info>
              <dc:creator>Stuart Baker</dc:creator>
              <dc:date>2024-06-23T11:26:25</dc:date>
            </office:change-info>
            <text:p text:style-name="P39"><text:s/>408<text:span text:style-name="T28">8</text:span> – 4095 are utilized in the DCC standard as broadcast addresses. <text:s/></text:p>
          </text:deletion>
        </text:changed-region>
        <text:changed-region xml:id="ct100646439337456" text:id="ct100646439337456">
          <text:insertion>
            <office:change-info>
              <dc:creator>Stuart Baker</dc:creator>
              <dc:date>2024-06-23T11:30:41</dc:date>
            </office:change-info>
          </text:insertion>
        </text:changed-region>
        <text:changed-region xml:id="ct100646442460528" text:id="ct100646442460528">
          <text:deletion>
            <office:change-info>
              <dc:creator>Stuart Baker</dc:creator>
              <dc:date>2024-06-23T11:30:41</dc:date>
            </office:change-info>
            <text:p text:style-name="P28"><text:span text:style-name="T25">2</text:span></text:p>
          </text:deletion>
        </text:changed-region>
        <text:changed-region xml:id="ct100646442559936" text:id="ct100646442559936">
          <text:insertion>
            <office:change-info>
              <dc:creator>Stuart Baker</dc:creator>
              <dc:date>2024-06-23T11:29:18</dc:date>
            </office:change-info>
          </text:insertion>
        </text:changed-region>
        <text:changed-region xml:id="ct100646442560224" text:id="ct100646442560224">
          <text:deletion>
            <office:change-info>
              <dc:creator>Stuart Baker</dc:creator>
              <dc:date>2024-06-23T11:29:19</dc:date>
            </office:change-info>
            <text:p text:style-name="P41"><text:span text:style-name="T29">87</text:span></text:p>
          </text:deletion>
        </text:changed-region>
        <text:changed-region xml:id="ct100646442560608" text:id="ct100646442560608">
          <text:insertion>
            <office:change-info>
              <dc:creator>Stuart Baker</dc:creator>
              <dc:date>2024-06-23T11:29:41</dc:date>
            </office:change-info>
          </text:insertion>
        </text:changed-region>
        <text:changed-region xml:id="ct100646442561728" text:id="ct100646442561728">
          <text:deletion>
            <office:change-info>
              <dc:creator>Stuart Baker</dc:creator>
              <dc:date>2024-06-23T11:30:19</dc:date>
            </office:change-info>
            <text:p text:style-name="P41"><text:s/>40<text:span text:style-name="T29">88</text:span> – 40<text:span text:style-name="T29">95</text:span> are utilized in the DCC standard as broadcast addresses. <text:s/></text:p>
          </text:deletion>
        </text:changed-region>
        <text:changed-region xml:id="ct100646442543392" text:id="ct100646442543392">
          <text:insertion>
            <office:change-info>
              <dc:creator>Unknown Author</dc:creator>
              <dc:date>2023-03-30T21:23:47</dc:date>
            </office:change-info>
          </text:insertion>
        </text:changed-region>
        <text:changed-region xml:id="ct100646442574336" text:id="ct100646442574336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0646442529232" text:id="ct100646442529232">
          <text:insertion>
            <office:change-info>
              <dc:creator>Unknown Author</dc:creator>
              <dc:date>2023-03-30T20:39:51</dc:date>
            </office:change-info>
          </text:insertion>
        </text:changed-region>
        <text:changed-region xml:id="ct100646442525456" text:id="ct100646442525456">
          <text:insertion>
            <office:change-info>
              <dc:creator>Unknown Author</dc:creator>
              <dc:date>2023-03-30T20:19:48</dc:date>
            </office:change-info>
          </text:insertion>
        </text:changed-region>
        <text:changed-region xml:id="ct100646442528944" text:id="ct100646442528944">
          <text:insertion>
            <office:change-info>
              <dc:creator>Unknown Author</dc:creator>
              <dc:date>2023-03-30T21:24:25</dc:date>
            </office:change-info>
          </text:insertion>
        </text:changed-region>
        <text:changed-region xml:id="ct100646442531856" text:id="ct100646442531856">
          <text:insertion>
            <office:change-info>
              <dc:creator>Unknown Author</dc:creator>
              <dc:date>2023-03-30T20:17:12</dc:date>
            </office:change-info>
          </text:insertion>
        </text:changed-region>
        <text:changed-region xml:id="ct100646442545248" text:id="ct100646442545248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100646442544080" text:id="ct100646442544080">
          <text:insertion>
            <office:change-info>
              <dc:creator>Unknown Author</dc:creator>
              <dc:date>2023-03-30T21:26:17</dc:date>
            </office:change-info>
          </text:insertion>
        </text:changed-region>
        <text:changed-region xml:id="ct100646441817952" text:id="ct100646441817952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0646441585456" text:id="ct100646441585456">
          <text:insertion>
            <office:change-info>
              <dc:creator>Unknown Author</dc:creator>
              <dc:date>2023-03-30T20:19:53</dc:date>
            </office:change-info>
          </text:insertion>
        </text:changed-region>
        <text:changed-region xml:id="ct100646441802624" text:id="ct100646441802624">
          <text:insertion>
            <office:change-info>
              <dc:creator>Unknown Author</dc:creator>
              <dc:date>2023-03-30T21:24:31</dc:date>
            </office:change-info>
          </text:insertion>
        </text:changed-region>
        <text:changed-region xml:id="ct100646441820560" text:id="ct100646441820560">
          <text:insertion>
            <office:change-info>
              <dc:creator>Unknown Author</dc:creator>
              <dc:date>2023-03-30T20:17:26</dc:date>
            </office:change-info>
          </text:insertion>
        </text:changed-region>
        <text:changed-region xml:id="ct100646442532912" text:id="ct100646442532912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100646442554336" text:id="ct100646442554336">
          <text:insertion>
            <office:change-info>
              <dc:creator>Unknown Author</dc:creator>
              <dc:date>2023-03-30T21:23:51</dc:date>
            </office:change-info>
          </text:insertion>
        </text:changed-region>
        <text:changed-region xml:id="ct100646442515984" text:id="ct100646442515984">
          <text:insertion>
            <office:change-info>
              <dc:creator>Unknown Author</dc:creator>
              <dc:date>2023-03-30T21:26:34</dc:date>
            </office:change-info>
          </text:insertion>
        </text:changed-region>
        <text:changed-region xml:id="ct100646442539872" text:id="ct100646442539872">
          <text:insertion>
            <office:change-info>
              <dc:creator>Unknown Author</dc:creator>
              <dc:date>2023-03-30T20:07:16</dc:date>
            </office:change-info>
          </text:insertion>
        </text:changed-region>
        <text:changed-region xml:id="ct100646442553792" text:id="ct100646442553792">
          <text:insertion>
            <office:change-info>
              <dc:creator>Unknown Author</dc:creator>
              <dc:date>2023-03-30T20:23:23</dc:date>
            </office:change-info>
          </text:insertion>
        </text:changed-region>
        <text:changed-region xml:id="ct100646442544624" text:id="ct100646442544624">
          <text:insertion>
            <office:change-info>
              <dc:creator>Unknown Author</dc:creator>
              <dc:date>2023-03-30T21:24:36</dc:date>
            </office:change-info>
          </text:insertion>
        </text:changed-region>
        <text:changed-region xml:id="ct100646441793664" text:id="ct100646441793664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100646442554976" text:id="ct100646442554976">
          <text:insertion>
            <office:change-info>
              <dc:creator>Unknown Author</dc:creator>
              <dc:date>2023-03-30T21:26:35</dc:date>
            </office:change-info>
          </text:insertion>
        </text:changed-region>
        <text:changed-region xml:id="ct100646442535248" text:id="ct100646442535248">
          <text:insertion>
            <office:change-info>
              <dc:creator>Unknown Author</dc:creator>
              <dc:date>2023-03-30T20:23:05</dc:date>
            </office:change-info>
          </text:insertion>
        </text:changed-region>
        <text:changed-region xml:id="ct100646442514496" text:id="ct100646442514496">
          <text:insertion>
            <office:change-info>
              <dc:creator>Unknown Author</dc:creator>
              <dc:date>2023-03-30T21:24:40</dc:date>
            </office:change-info>
          </text:insertion>
        </text:changed-region>
        <text:changed-region xml:id="ct100646442522496" text:id="ct100646442522496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100646442536224" text:id="ct100646442536224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100646441749632" text:id="ct100646441749632">
          <text:insertion>
            <office:change-info>
              <dc:creator>Unknown Author</dc:creator>
              <dc:date>2023-03-30T12:48:41</dc:date>
            </office:change-info>
          </text:insertion>
        </text:changed-region>
        <text:changed-region xml:id="ct100646442526448" text:id="ct100646442526448">
          <text:insertion>
            <office:change-info>
              <dc:creator>Unknown Author</dc:creator>
              <dc:date>2023-03-30T15:45:02</dc:date>
            </office:change-info>
          </text:insertion>
        </text:changed-region>
        <text:changed-region xml:id="ct100646442515040" text:id="ct100646442515040">
          <text:insertion>
            <office:change-info>
              <dc:creator>Unknown Author</dc:creator>
              <dc:date>2023-03-30T15:45:04</dc:date>
            </office:change-info>
          </text:insertion>
        </text:changed-region>
        <text:changed-region xml:id="ct100646441697248" text:id="ct100646441697248">
          <text:insertion>
            <office:change-info>
              <dc:creator>Unknown Author</dc:creator>
              <dc:date>2023-03-30T15:45:07</dc:date>
            </office:change-info>
          </text:insertion>
        </text:changed-region>
        <text:changed-region xml:id="ct100646442528432" text:id="ct100646442528432">
          <text:insertion>
            <office:change-info>
              <dc:creator>Unknown Author</dc:creator>
              <dc:date>2023-03-30T12:49:37</dc:date>
            </office:change-info>
          </text:insertion>
        </text:changed-region>
        <text:changed-region xml:id="ct100646442530880" text:id="ct100646442530880">
          <text:insertion>
            <office:change-info>
              <dc:creator>Unknown Author</dc:creator>
              <dc:date>2023-03-30T12:51:31</dc:date>
            </office:change-info>
          </text:insertion>
        </text:changed-region>
        <text:changed-region xml:id="ct100646442523696" text:id="ct100646442523696">
          <text:deletion>
            <office:change-info>
              <dc:creator>Unknown Author</dc:creator>
              <dc:date>2023-03-30T15:47:06</dc:date>
            </office:change-info>
            <text:p text:style-name="P72"><text:span text:style-name="T37">00 </text:span></text:p>
          </text:deletion>
        </text:changed-region>
        <text:changed-region xml:id="ct100646442523984" text:id="ct100646442523984">
          <text:insertion>
            <office:change-info>
              <dc:creator>Stuart Baker</dc:creator>
              <dc:date>2024-06-23T11:35:46</dc:date>
            </office:change-info>
          </text:insertion>
        </text:changed-region>
        <text:changed-region xml:id="ct100646442524272" text:id="ct100646442524272">
          <text:deletion>
            <office:change-info>
              <dc:creator>Unknown Author</dc:creator>
              <dc:date>2023-03-30T15:47:06</dc:date>
            </office:change-info>
            <text:p text:style-name="P72"><text:span text:style-name="T37">- </text:span></text:p>
          </text:deletion>
        </text:changed-region>
        <text:changed-region xml:id="ct100646442524560" text:id="ct100646442524560">
          <text:deletion>
            <office:change-info>
              <dc:creator>Unknown Author</dc:creator>
              <dc:date>2023-03-30T12:06:49</dc:date>
            </office:change-info>
            <text:p text:style-name="P72"><text:span text:style-name="T37">1</text:span></text:p>
          </text:deletion>
        </text:changed-region>
        <text:changed-region xml:id="ct100646442524848" text:id="ct100646442524848">
          <text:deletion>
            <office:change-info>
              <dc:creator>Unknown Author</dc:creator>
              <dc:date>2023-03-30T15:47:32</dc:date>
            </office:change-info>
            <text:p text:style-name="P72"><text:span text:style-name="T37">F</text:span></text:p>
          </text:deletion>
        </text:changed-region>
        <text:changed-region xml:id="ct100646442578096" text:id="ct100646442578096">
          <text:insertion>
            <office:change-info>
              <dc:creator>Stuart Baker</dc:creator>
              <dc:date>2024-06-23T11:35:43</dc:date>
            </office:change-info>
          </text:insertion>
        </text:changed-region>
        <text:changed-region xml:id="ct100646442525136" text:id="ct100646442525136">
          <text:deletion>
            <office:change-info>
              <dc:creator>Unknown Author</dc:creator>
              <dc:date>2023-03-30T15:47:32</dc:date>
            </office:change-info>
            <text:p text:style-name="P72"/>
            <text:p text:style-name="P72"/>
          </text:deletion>
        </text:changed-region>
        <text:changed-region xml:id="ct100646442578384" text:id="ct100646442578384">
          <text:deletion>
            <office:change-info>
              <dc:creator>Stuart Baker</dc:creator>
              <dc:date>2024-06-23T11:42:05</dc:date>
            </office:change-info>
            <text:p text:style-name="P72"/>
            <text:p text:style-name="P72">00.04 - 07.FE</text:p>
          </text:deletion>
        </text:changed-region>
        <text:changed-region xml:id="ct100646442532480" text:id="ct100646442532480">
          <text:insertion>
            <office:change-info>
              <dc:creator>Unknown Author</dc:creator>
              <dc:date>2023-03-30T15:47:16</dc:date>
            </office:change-info>
          </text:insertion>
        </text:changed-region>
        <text:changed-region xml:id="ct100646442580256" text:id="ct100646442580256">
          <text:deletion>
            <office:change-info>
              <dc:creator>Unknown Author</dc:creator>
              <dc:date>2023-03-30T12:18:07</dc:date>
            </office:change-info>
            <text:p text:style-name="P38">aspect</text:p>
          </text:deletion>
        </text:changed-region>
        <text:changed-region xml:id="ct100646441815360" text:id="ct100646441815360">
          <text:insertion>
            <office:change-info>
              <dc:creator>Unknown Author</dc:creator>
              <dc:date>2023-03-30T12:18:07</dc:date>
            </office:change-info>
          </text:insertion>
        </text:changed-region>
        <text:changed-region xml:id="ct100646441834368" text:id="ct100646441834368">
          <text:insertion>
            <office:change-info>
              <dc:creator>Unknown Author</dc:creator>
              <dc:date>2023-03-30T12:10:21</dc:date>
            </office:change-info>
          </text:insertion>
        </text:changed-region>
        <text:changed-region xml:id="ct100646442565856" text:id="ct100646442565856">
          <text:insertion>
            <office:change-info>
              <dc:creator>Unknown Author</dc:creator>
              <dc:date>2023-03-30T17:55:04</dc:date>
            </office:change-info>
          </text:insertion>
        </text:changed-region>
        <text:changed-region xml:id="ct100646442566144" text:id="ct100646442566144">
          <text:deletion>
            <office:change-info>
              <dc:creator>Unknown Author</dc:creator>
              <dc:date>2023-03-30T17:55:03</dc:date>
            </office:change-info>
            <text:p text:style-name="P38">6</text:p>
          </text:deletion>
        </text:changed-region>
        <text:changed-region xml:id="ct100646442567376" text:id="ct100646442567376">
          <text:insertion>
            <office:change-info>
              <dc:creator>Unknown Author</dc:creator>
              <dc:date>2023-03-30T15:38:23</dc:date>
            </office:change-info>
          </text:insertion>
        </text:changed-region>
        <text:changed-region xml:id="ct100646442591328" text:id="ct100646442591328">
          <text:insertion>
            <office:change-info>
              <dc:creator>Unknown Author</dc:creator>
              <dc:date>2023-03-30T12:11:01</dc:date>
            </office:change-info>
          </text:insertion>
        </text:changed-region>
        <text:changed-region xml:id="ct100646442591648" text:id="ct100646442591648">
          <text:deletion>
            <office:change-info>
              <dc:creator>Unknown Author</dc:creator>
              <dc:date>2023-03-30T12:10:59</dc:date>
            </office:change-info>
            <text:p text:style-name="P38">is the aspect, only values between 0 and 31 are allowed</text:p>
          </text:deletion>
        </text:changed-region>
        <text:changed-region xml:id="ct100646442564032" text:id="ct100646442564032">
          <text:insertion>
            <office:change-info>
              <dc:creator>Unknown Author</dc:creator>
              <dc:date>2023-03-30T15:47:57</dc:date>
            </office:change-info>
          </text:insertion>
        </text:changed-region>
        <text:changed-region xml:id="ct100646442566880" text:id="ct100646442566880">
          <text:deletion>
            <office:change-info>
              <dc:creator>Unknown Author</dc:creator>
              <dc:date>2023-03-30T15:47:57</dc:date>
            </office:change-info>
            <text:p text:style-name="P42">7</text:p>
          </text:deletion>
        </text:changed-region>
        <text:changed-region xml:id="ct100646442571760" text:id="ct100646442571760">
          <text:insertion>
            <office:change-info>
              <dc:creator>Unknown Author</dc:creator>
              <dc:date>2023-03-30T15:47:59</dc:date>
            </office:change-info>
          </text:insertion>
        </text:changed-region>
        <text:changed-region xml:id="ct100646442583520" text:id="ct100646442583520">
          <text:deletion>
            <office:change-info>
              <dc:creator>Unknown Author</dc:creator>
              <dc:date>2023-03-30T15:47:59</dc:date>
            </office:change-info>
            <text:p text:style-name="P42">8</text:p>
          </text:deletion>
        </text:changed-region>
        <text:changed-region xml:id="ct100646442582880" text:id="ct100646442582880">
          <text:insertion>
            <office:change-info>
              <dc:creator>Stuart Baker</dc:creator>
              <dc:date>2024-06-23T11:46:55</dc:date>
            </office:change-info>
          </text:insertion>
        </text:changed-region>
        <text:changed-region xml:id="ct100646442584992" text:id="ct100646442584992">
          <text:insertion>
            <office:change-info>
              <dc:creator>Unknown Author</dc:creator>
              <dc:date>2023-03-30T12:14:48</dc:date>
            </office:change-info>
          </text:insertion>
        </text:changed-region>
        <text:changed-region xml:id="ct100646442629504" text:id="ct100646442629504">
          <text:insertion>
            <office:change-info>
              <dc:creator>Stuart Baker</dc:creator>
              <dc:date>2024-06-23T11:47:01</dc:date>
            </office:change-info>
          </text:insertion>
        </text:changed-region>
        <text:changed-region xml:id="ct100646442631600" text:id="ct100646442631600">
          <text:insertion>
            <office:change-info>
              <dc:creator>Unknown Author</dc:creator>
              <dc:date>2023-03-30T12:14:48</dc:date>
            </office:change-info>
          </text:insertion>
        </text:changed-region>
        <text:changed-region xml:id="ct100646441608288" text:id="ct100646441608288">
          <text:insertion>
            <office:change-info>
              <dc:creator>Stuart Baker</dc:creator>
              <dc:date>2024-06-23T11:43:38</dc:date>
            </office:change-info>
          </text:insertion>
        </text:changed-region>
        <text:changed-region xml:id="ct100646441601088" text:id="ct100646441601088">
          <text:deletion>
            <office:change-info>
              <dc:creator>Stuart Baker</dc:creator>
              <dc:date>2024-06-23T11:43:40</dc:date>
            </office:change-info>
            <text:p text:style-name="P42"><text:span text:style-name="T34">4</text:span></text:p>
          </text:deletion>
          <text:insertion>
            <office:change-info>
              <dc:creator>Unknown Author</dc:creator>
              <dc:date>2023-03-30T12:14:48</dc:date>
            </office:change-info>
          </text:insertion>
        </text:changed-region>
        <text:changed-region xml:id="ct100646441622816" text:id="ct100646441622816">
          <text:insertion>
            <office:change-info>
              <dc:creator>Unknown Author</dc:creator>
              <dc:date>2023-03-30T12:14:48</dc:date>
            </office:change-info>
          </text:insertion>
        </text:changed-region>
        <text:changed-region xml:id="ct100646441599408" text:id="ct100646441599408">
          <text:insertion>
            <office:change-info>
              <dc:creator>Stuart Baker</dc:creator>
              <dc:date>2024-06-23T11:43:46</dc:date>
            </office:change-info>
          </text:insertion>
        </text:changed-region>
        <text:changed-region xml:id="ct100646441628432" text:id="ct100646441628432">
          <text:deletion>
            <office:change-info>
              <dc:creator>Stuart Baker</dc:creator>
              <dc:date>2024-06-23T11:43:42</dc:date>
            </office:change-info>
            <text:p text:style-name="P42"><text:span text:style-name="T35">6</text:span></text:p>
          </text:deletion>
          <text:insertion>
            <office:change-info>
              <dc:creator>Unknown Author</dc:creator>
              <dc:date>2023-03-30T12:48:33</dc:date>
            </office:change-info>
          </text:insertion>
        </text:changed-region>
        <text:changed-region xml:id="ct100646441597872" text:id="ct100646441597872"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100646442633376" text:id="ct100646442633376">
          <text:deletion>
            <office:change-info>
              <dc:creator>Stuart Baker</dc:creator>
              <dc:date>2024-06-23T11:44:30</dc:date>
            </office:change-info>
            <text:p text:style-name="P42"><text:span text:style-name="T34">user addresses are from 1 to 204</text:span><text:span text:style-name="T35">3</text:span><text:span text:style-name="T34">, with </text:span></text:p>
          </text:deletion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100646442635376" text:id="ct100646442635376"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100646442636688" text:id="ct100646442636688">
          <text:insertion>
            <office:change-info>
              <dc:creator>Stuart Baker</dc:creator>
              <dc:date>2024-06-23T11:44:38</dc:date>
            </office:change-info>
          </text:insertion>
        </text:changed-region>
        <text:changed-region xml:id="ct100646442637008" text:id="ct100646442637008">
          <text:deletion>
            <office:change-info>
              <dc:creator>Stuart Baker</dc:creator>
              <dc:date>2024-06-23T11:44:37</dc:date>
            </office:change-info>
            <text:p text:style-name="P42"><text:span text:style-name="T7">ing</text:span></text:p>
          </text:deletion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100646442638256" text:id="ct100646442638256"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100646442638576" text:id="ct100646442638576">
          <text:deletion>
            <office:change-info>
              <dc:creator>Stuart Baker</dc:creator>
              <dc:date>2024-06-23T11:48:27</dc:date>
            </office:change-info>
            <text:p text:style-name="P42"><text:span text:style-name="T34">value </text:span></text:p>
          </text:deletion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100646442640816" text:id="ct100646442640816">
          <text:insertion>
            <office:change-info>
              <dc:creator>Stuart Baker</dc:creator>
              <dc:date>2024-06-23T11:44:45</dc:date>
            </office:change-info>
          </text:insertion>
        </text:changed-region>
        <text:changed-region xml:id="ct100646442644448" text:id="ct100646442644448"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100646442644768" text:id="ct100646442644768">
          <text:insertion>
            <office:change-info>
              <dc:creator>Stuart Baker</dc:creator>
              <dc:date>2024-06-23T11:44:53</dc:date>
            </office:change-info>
          </text:insertion>
        </text:changed-region>
        <text:changed-region xml:id="ct100646442645088" text:id="ct100646442645088">
          <text:deletion>
            <office:change-info>
              <dc:creator>Stuart Baker</dc:creator>
              <dc:date>2024-06-23T11:44:53</dc:date>
            </office:change-info>
            <text:p text:style-name="P42"><text:span text:style-name="T34">at</text:span></text:p>
          </text:deletion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100646442646416" text:id="ct100646442646416">
          <text:insertion>
            <office:change-info>
              <dc:creator>Unknown Author</dc:creator>
              <dc:date>2023-03-30T12:15:03</dc:date>
            </office:change-info>
          </text:insertion>
        </text:changed-region>
        <text:changed-region xml:id="ct100646442646736" text:id="ct100646442646736">
          <text:deletion>
            <office:change-info>
              <dc:creator>Unknown Author</dc:creator>
              <dc:date>2023-03-30T12:14:43</dc:date>
            </office:change-info>
            <text:p text:style-name="P42">(0 – 2046). <text:s/>2047 is utilized in the DCC standard as the broadcast addresses. <text:s/></text:p>
          </text:deletion>
        </text:changed-region>
        <text:changed-region xml:id="ct100646442647552" text:id="ct100646442647552">
          <text:insertion>
            <office:change-info>
              <dc:creator>Stuart Baker</dc:creator>
              <dc:date>2024-06-23T11:45:17</dc:date>
            </office:change-info>
          </text:insertion>
        </text:changed-region>
        <text:changed-region xml:id="ct100646442649232" text:id="ct100646442649232">
          <text:insertion>
            <office:change-info>
              <dc:creator>Unknown Author</dc:creator>
              <dc:date>2023-03-30T15:48:55</dc:date>
            </office:change-info>
          </text:insertion>
        </text:changed-region>
        <text:changed-region xml:id="ct100646442649552" text:id="ct100646442649552">
          <text:deletion>
            <office:change-info>
              <dc:creator>Unknown Author</dc:creator>
              <dc:date>2023-03-30T15:48:54</dc:date>
            </office:change-info>
            <text:p text:style-name="P42">7</text:p>
          </text:deletion>
        </text:changed-region>
        <text:changed-region xml:id="ct100646442650928" text:id="ct100646442650928">
          <text:insertion>
            <office:change-info>
              <dc:creator>Unknown Author</dc:creator>
              <dc:date>2023-03-30T15:48:57</dc:date>
            </office:change-info>
          </text:insertion>
        </text:changed-region>
        <text:changed-region xml:id="ct100646442651248" text:id="ct100646442651248">
          <text:deletion>
            <office:change-info>
              <dc:creator>Unknown Author</dc:creator>
              <dc:date>2023-03-30T15:48:56</dc:date>
            </office:change-info>
            <text:p text:style-name="P42">8</text:p>
          </text:deletion>
        </text:changed-region>
        <text:changed-region xml:id="ct100646442652688" text:id="ct100646442652688">
          <text:insertion>
            <office:change-info>
              <dc:creator>Unknown Author</dc:creator>
              <dc:date>2023-03-30T12:53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<text:bookmark-start text:name="__RefHeading___Toc14962_1060902120"/>Introduction (Informative)<text:bookmark-end text:name="__RefHeading___Toc14962_1060902120"/></text:h>
      <text:p text:style-name="Standard">This <text:span text:style-name="T17">s</text:span><text:span text:style-name="T5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61" text:outline-level="1"><text:bookmark-start text:name="__RefHeading___Toc14964_1060902120"/>Intended use (Informative)<text:bookmark-end text:name="__RefHeading___Toc14964_1060902120"/></text:h>
      <text:p text:style-name="P33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<text:bookmark-start text:name="__RefHeading___Toc14966_1060902120"/>References and Context <text:span text:style-name="T18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text:style-name="L1">
        <text:list-item>
          <text:p text:style-name="P68">The CAN Physical <text:span text:style-name="T23">Layer </text:span>Standard, which <text:span text:style-name="T23">specifies the physical layer for transporting OpenLCB-CAN frames</text:span></text:p>
        </text:list-item>
        <text:list-item>
          <text:p text:style-name="P69"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66">The Event Transport Standard, which defines the protocol for transporting events.</text:p>
        </text:list-item>
        <text:list-item>
          <text:p text:style-name="P67">The Unique Identifiers Standard w<text:span text:style-name="T20">hi</text:span>ch defines the format and allocation of unique 48-bit identifiers.<text:change-start text:change-id="ct100646440849376"/></text:p>
        </text:list-item>
      </text:list>
      <text:p text:style-name="P58">This Standard is in the context of the following NMRA<text:change-end text:change-id="ct100646440849376"/><text:change-start text:change-id="ct100646440590688"/> Standards:</text:p>
      <text:list text:style-name="L2">
        <text:list-item>
          <text:p text:style-name="P70"><text:span text:style-name="T52">NMRA </text:span>S-9.2.1 DCC Extended Packet Formats, which specifies the format of DCC accessory packet<text:change-end text:change-id="ct100646440590688"/><text:change-start text:change-id="ct100646440369376"/>s.<text:change-end text:change-id="ct100646440369376"/></text:p>
        </text:list-item>
      </text:list>
      <text:h text:style-name="Heading_20_1" text:outline-level="1"><text:bookmark-start text:name="__RefHeading___Toc14968_1060902120"/>Format <text:span text:style-name="T21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1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62" text:outline-level="1"><text:soft-page-break/></text:h>
      <text:h text:style-name="P63" text:outline-level="1"><text:bookmark-start text:name="__RefHeading___Toc14970_1060902120"/>Allocation <text:span text:style-name="T21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3">*</text:p>
          </table:table-cell>
          <table:table-cell table:style-name="Table5.G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64" text:outline-level="2"><text:bookmark-start text:name="__RefHeading___Toc14972_1060902120"/>Well-Known Automatically-Routed<text:bookmark-end text:name="__RefHeading___Toc14972_1060902120"/></text:h>
      <text:p text:style-name="P32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3">01</text:p>
            </table:table-cell>
            <table:table-cell table:style-name="Table2.B3" table:number-rows-spanned="13" office:value-type="string">
              <text:p text:style-name="P13">00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I3" office:value-type="string">
              <text:p text:style-name="P24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5">FF</text:p>
          </table:table-cell>
          <table:table-cell table:style-name="Table2.C3" office:value-type="string">
            <text:p text:style-name="P25">F1</text:p>
          </table:table-cell>
          <table:table-cell table:style-name="Table2.I3" office:value-type="string">
            <text:p text:style-name="P27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5">FF</text:p>
          </table:table-cell>
          <table:table-cell table:style-name="Table2.C3" office:value-type="string">
            <text:p text:style-name="P25">F0</text:p>
          </table:table-cell>
          <table:table-cell table:style-name="Table2.I3" office:value-type="string">
            <text:p text:style-name="P26">P<text:span text:style-name="T24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E</text:p>
          </table:table-cell>
          <table:table-cell table:style-name="Table2.C3" office:value-type="string">
            <text:p text:style-name="P13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3">FD</text:p>
          </table:table-cell>
          <table:table-cell table:style-name="Table2.G15" office:value-type="string">
            <text:p text:style-name="P13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65" text:outline-level="2"/>
      <text:h text:style-name="P64" text:outline-level="2"><text:bookmark-start text:name="__RefHeading___Toc14974_1060902120"/>Well-Known<text:bookmark-end text:name="__RefHeading___Toc14974_1060902120"/>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4" office:value-type="string">
              <text:p text:style-name="P23">01</text:p>
              <text:p text:style-name="P16"/>
              <text:p text:style-name="P13"/>
            </table:table-cell>
            <table:table-cell table:style-name="Table4.B3" table:number-rows-spanned="24" office:value-type="string">
              <text:p text:style-name="P23">01</text:p>
              <text:p text:style-name="P16"/>
              <text:p text:style-name="P29"/>
            </table:table-cell>
            <table:table-cell table:style-name="Table4.C3" office:value-type="string">
              <text:p text:style-name="P13">*</text:p>
            </table:table-cell>
            <table:table-cell table:style-name="Table4.D3" office:value-type="string">
              <text:p text:style-name="P13">*</text:p>
            </table:table-cell>
            <table:table-cell table:style-name="Table4.E3" office:value-type="string">
              <text:p text:style-name="P13">*</text:p>
            </table:table-cell>
            <table:table-cell table:style-name="Table4.F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I3" office:value-type="string">
              <text:p text:style-name="P22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3">00</text:p>
          </table:table-cell>
          <table:table-cell table:style-name="Table4.D4" table:number-rows-spanned="10" office:value-type="string">
            <text:p text:style-name="P13">00</text:p>
          </table:table-cell>
          <table:table-cell table:style-name="Table4.E3" table:number-rows-spanned="9" office:value-type="string">
            <text:p text:style-name="P13">00</text:p>
          </table:table-cell>
          <table:table-cell table:style-name="Table4.F3" table:number-rows-spanned="9" office:value-type="string">
            <text:p text:style-name="P13">00</text:p>
          </table:table-cell>
          <table:table-cell table:style-name="Table4.G3" office:value-type="string">
            <text:p text:style-name="P13">02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Duplicate Node ID <text:span text:style-name="T10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*</text:p>
          </table:table-cell>
          <table:table-cell table:style-name="Table4.I3" office:value-type="string">
            <text:p text:style-name="Table_20_Contents">Reserved for <text:span text:style-name="T11">Traction</text:span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0">06</text:p>
          </table:table-cell>
          <table:table-cell table:style-name="Table4.G10" office:value-type="string">
            <text:p text:style-name="P13">*</text:p>
          </table:table-cell>
          <table:table-cell table:style-name="Table4.I3" office:value-type="string">
            <text:p text:style-name="P21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8">06</text:p>
          </table:table-cell>
          <table:table-cell table:style-name="Table4.G10" office:value-type="string">
            <text:p text:style-name="P18">01</text:p>
          </table:table-cell>
          <table:table-cell table:style-name="Table4.I3" office:value-type="string">
            <text:p text:style-name="P19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8">06</text:p>
          </table:table-cell>
          <table:table-cell table:style-name="Table4.G10" office:value-type="string">
            <text:p text:style-name="P18">02</text:p>
          </table:table-cell>
          <table:table-cell table:style-name="Table4.I3" office:value-type="string">
            <text:p text:style-name="P19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4">01</text:p>
          </table:table-cell>
          <table:table-cell table:style-name="Table4.E13" office:value-type="string">
            <text:p text:style-name="P34">00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6">00</text:p>
          </table:table-cell>
          <table:table-cell table:style-name="Table4.D14" table:number-rows-spanned="3" office:value-type="string">
            <text:p text:style-name="P36">00</text:p>
          </table:table-cell>
          <table:table-cell table:style-name="Table4.E14" table:number-rows-spanned="3" office:value-type="string">
            <text:p text:style-name="P34">01</text:p>
          </table:table-cell>
          <table:table-cell table:style-name="Table4.E13" office:value-type="string">
            <text:p text:style-name="P34">01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4">02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4">03</text:p>
          </table:table-cell>
          <table:table-cell table:style-name="Table4.G16" table:number-columns-spanned="2" office:value-type="string">
            <text:p text:style-name="P14">*</text:p>
          </table:table-cell>
          <table:covered-table-cell/>
          <table:table-cell table:style-name="Table4.I16" office:value-type="string">
            <text:p text:style-name="P35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6">01</text:p>
          </table:table-cell>
          <table:table-cell table:style-name="Table4.G3" office:value-type="string">
            <text:p text:style-name="P16">00</text:p>
          </table:table-cell>
          <table:table-cell table:style-name="Table4.E17" table:number-columns-spanned="2" office:value-type="string">
            <text:p text:style-name="P17">CBUS<text:line-break/>Node ID</text:p>
          </table:table-cell>
          <table:covered-table-cell/>
          <table:table-cell table:style-name="Table4.G13" table:number-columns-spanned="2" office:value-type="string">
            <text:p text:style-name="P14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6">01</text:p>
          </table:table-cell>
          <table:table-cell table:style-name="Table4.C18" office:value-type="string">
            <text:p text:style-name="P16">01</text:p>
          </table:table-cell>
          <table:table-cell table:style-name="Table4.E18" table:number-columns-spanned="2" office:value-type="string">
            <text:p text:style-name="P16">CBUS<text:line-break/>Node ID</text:p>
          </table:table-cell>
          <table:covered-table-cell/>
          <table:table-cell table:style-name="Table4.G18" table:number-columns-spanned="2" office:value-type="string">
            <text:p text:style-name="P15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2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8" office:value-type="string">
            <text:p text:style-name="P37">02</text:p>
          </table:table-cell>
          <table:table-cell table:style-name="Table4.D19" table:number-rows-spanned="8" office:value-type="string">
            <text:p text:style-name="P37">00</text:p>
          </table:table-cell>
          <table:table-cell table:style-name="Table4.E19" table:number-rows-spanned="6" office:value-type="string">
            <text:p text:style-name="P37">00</text:p>
          </table:table-cell>
          <table:table-cell table:style-name="Table4.F19" office:value-type="string">
            <text:p text:style-name="P37">FF</text:p>
          </table:table-cell>
          <table:table-cell table:style-name="Table4.G19" table:number-columns-spanned="2" office:value-type="string">
            <text:p text:style-name="P28">1<text:change-start text:change-id="ct100646442509792"/><text:span text:style-name="T48">1</text:span><text:change-end text:change-id="ct100646442509792"/><text:change text:change-id="ct100646442510272"/>-bit DCC Basic Accessory Address</text:p>
          </table:table-cell>
          <table:covered-table-cell/>
          <table:table-cell table:style-name="Table4.I19" office:value-type="string">
            <text:p text:style-name="P38">Activate basic DCC accessory decoder address.</text:p>
            <text:p text:style-name="P39">Bytes 7 and 8 are the DCC accessory decoder address (0 – 40<text:change-start text:change-id="ct100646442512448"/><text:span text:style-name="T48">95</text:span><text:change-end text:change-id="ct100646442512448"/><text:change text:change-id="ct100646442512816"/>)<text:change-start text:change-id="ct100646442545808"/> <text:span text:style-name="T48">in the form of byte 7 = 0000A</text:span><text:span text:style-name="T49">10</text:span><text:span text:style-name="T48">A</text:span><text:span text:style-name="T49">9</text:span><text:span text:style-name="T48">A</text:span><text:span text:style-name="T49">8</text:span><text:span text:style-name="T48">A</text:span><text:span text:style-name="T49">7</text:span><text:span text:style-name="T48"> and byte 8 = A</text:span><text:span text:style-name="T49">6</text:span><text:span text:style-name="T48">A</text:span><text:span text:style-name="T49">5</text:span><text:span text:style-name="T48">A</text:span><text:span text:style-name="T49">4</text:span><text:span text:style-name="T48">A</text:span><text:span text:style-name="T49">3</text:span><text:span text:style-name="T48">A</text:span><text:span text:style-name="T49">2</text:span><text:span text:style-name="T48">A</text:span><text:span text:style-name="T49">1</text:span><text:span text:style-name="T48">A</text:span><text:span text:style-name="T49">0</text:span><text:span text:style-name="T48">R</text:span><text:change-end text:change-id="ct100646442545808"/><text:note text:id="ftn1" text:note-class="footnote"><text:note-citation>1</text:note-citation><text:note-body><text:p text:style-name="P45">For information on the different methods of how these 2 x 40<text:change-start text:change-id="ct100646442553216"/><text:span text:style-name="T48">95</text:span><text:change-end text:change-id="ct100646442553216"/><text:change text:change-id="ct100646442553504"/> addresses map to the commonly used turnout addr<text:span text:style-name="T26">e</text:span>sses of 1..204<text:change-start text:change-id="ct100646442556096"/><text:span text:style-name="T48">8</text:span><text:change-end text:change-id="ct100646442556096"/><text:change text:change-id="ct100646442556384"/>, please see the OpenLCB Event Identifiers Technical Note.</text:p></text:note-body></text:note>. <text:change text:change-id="ct100646442551616"/>All other values for bytes 7 and 8 are reserved for future uses.</text:p>
          </table:table-cell>
        </table:table-row>
        <table:table-row table:style-name="Table4.20">
          <table:covered-table-cell table:style-name="Table4.A20"/>
          <table:covered-table-cell table:style-name="Table4.B20"/>
          <table:covered-table-cell table:style-name="Table4.C20"/>
          <table:covered-table-cell table:style-name="Table4.D20"/>
          <table:covered-table-cell table:style-name="Table4.E20"/>
          <table:table-cell table:style-name="Table4.F20" office:value-type="string">
            <text:p text:style-name="P37">FE</text:p>
          </table:table-cell>
          <table:table-cell table:style-name="Table4.G20" table:number-columns-spanned="2" office:value-type="string">
            <text:p text:style-name="P28">1<text:change-start text:change-id="ct100646439337456"/><text:span text:style-name="T48">1</text:span><text:change-end text:change-id="ct100646439337456"/><text:change text:change-id="ct100646442460528"/>-bit DCC Basic Accessory Address</text:p>
          </table:table-cell>
          <table:covered-table-cell/>
          <table:table-cell table:style-name="Table4.I20" office:value-type="string">
            <text:p text:style-name="P40">Deactivate basic DCC accessory decoder address.</text:p>
            <text:p text:style-name="P41">Bytes 7 and 8 are the DCC accessory decoder address (0 – 40<text:change-start text:change-id="ct100646442559936"/><text:span text:style-name="T48">95</text:span><text:change-end text:change-id="ct100646442559936"/><text:change text:change-id="ct100646442560224"/>)<text:change-start text:change-id="ct100646442560608"/> <text:span text:style-name="T48">in the form of byte 7 = 0000A</text:span><text:span text:style-name="T49">10</text:span><text:span text:style-name="T48">A</text:span><text:span text:style-name="T49">9</text:span><text:span text:style-name="T48">A</text:span><text:span text:style-name="T49">8</text:span><text:span text:style-name="T48">A</text:span><text:span text:style-name="T49">7</text:span><text:span text:style-name="T48"> and byte 8 = A</text:span><text:span text:style-name="T49">6</text:span><text:span text:style-name="T48">A</text:span><text:span text:style-name="T49">5</text:span><text:span text:style-name="T48">A</text:span><text:span text:style-name="T49">4</text:span><text:span text:style-name="T48">A</text:span><text:span text:style-name="T49">3</text:span><text:span text:style-name="T48">A</text:span><text:span text:style-name="T49">2</text:span><text:span text:style-name="T48">A</text:span><text:span text:style-name="T49">1</text:span><text:span text:style-name="T48">A</text:span><text:span text:style-name="T49">0</text:span><text:span text:style-name="T48">R</text:span><text:change-end text:change-id="ct100646442560608"/><text:span text:style-name="T30"><text:note-ref text:note-class="footnote" text:reference-format="text" text:ref-name="ftn1">1</text:note-ref></text:span>. <text:change text:change-id="ct100646442561728"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6"><text:change-start text:change-id="ct100646442543392"/>FD<text:change-end text:change-id="ct100646442543392"/></text:p>
          </table:table-cell>
          <table:table-cell table:style-name="Table4.G21" table:number-columns-spanned="2" office:value-type="string">
            <text:p text:style-name="P52"><text:change-start text:change-id="ct100646442574336"/>1<text:span text:style-name="T45">2</text:span>-bit <text:span text:style-name="T8">DCC</text:span><text:span text:style-name="T44"> </text:span><text:change-end text:change-id="ct100646442574336"/><text:change-start text:change-id="ct100646442529232"/><text:span text:style-name="T43">Accessory</text:span><text:change-end text:change-id="ct100646442529232"/><text:change-start text:change-id="ct100646442525456"/> <text:span text:style-name="T41">Address</text:span><text:change-end text:change-id="ct100646442525456"/></text:p>
          </table:table-cell>
          <table:covered-table-cell/>
          <table:table-cell table:style-name="Table4.I21" office:value-type="string">
            <text:p text:style-name="P53"><text:change-start text:change-id="ct100646442528944"/><text:span text:style-name="T8">DCC</text:span><text:change-end text:change-id="ct100646442528944"/><text:change-start text:change-id="ct100646442531856"/><text:span text:style-name="T44"> </text:span>turnout feedback active/on/high.<text:change-end text:change-id="ct100646442531856"/><text:change-start text:change-id="ct100646442545248"/></text:p>
            <text:p text:style-name="P54">Bytes 7 and 8 contain the DCC accessory decoder address (0 – <text:span text:style-name="T46">4095</text:span>). All other values for bytes 7 and 8 are reserved for future uses.<text:change-end text:change-id="ct100646442545248"/></text:p>
          </table:table-cell>
        </table:table-row>
        <table:table-row table:style-name="Table4.22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7"><text:change-start text:change-id="ct100646442544080"/>FC<text:change-end text:change-id="ct100646442544080"/></text:p>
          </table:table-cell>
          <table:table-cell table:style-name="Table4.G21" table:number-columns-spanned="2" office:value-type="string">
            <text:p text:style-name="P52"><text:change-start text:change-id="ct100646441817952"/>1<text:span text:style-name="T45">2</text:span>-bit <text:span text:style-name="T8">DCC</text:span><text:span text:style-name="T44"> </text:span><text:span text:style-name="T43">Accessory</text:span> <text:change-end text:change-id="ct100646441817952"/><text:change-start text:change-id="ct100646441585456"/><text:span text:style-name="T41">Address</text:span><text:change-end text:change-id="ct100646441585456"/></text:p>
          </table:table-cell>
          <table:covered-table-cell/>
          <table:table-cell table:style-name="Table4.I21" office:value-type="string">
            <text:p text:style-name="P53"><text:change-start text:change-id="ct100646441802624"/><text:span text:style-name="T8">DCC</text:span><text:change-end text:change-id="ct100646441802624"/><text:change-start text:change-id="ct100646441820560"/><text:span text:style-name="T44"> </text:span>turnout feedback inactive/off/low<text:change-end text:change-id="ct100646441820560"/><text:change-start text:change-id="ct100646442532912"/>.</text:p>
            <text:p text:style-name="P54">Bytes 7 and 8 contain the DCC accessory decoder address (0 – <text:span text:style-name="T46">4095</text:span>). All other values for bytes 7 and 8 are reserved for future uses.<text:change-end text:change-id="ct100646442532912"/></text:p>
          </table:table-cell>
        </table:table-row>
        <table:table-row table:style-name="Table4.23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3" office:value-type="string">
            <text:p text:style-name="P56"><text:change-start text:change-id="ct100646442554336"/>F<text:change-end text:change-id="ct100646442554336"/><text:change-start text:change-id="ct100646442515984"/><text:span text:style-name="T46">B</text:span><text:change-end text:change-id="ct100646442515984"/></text:p>
          </table:table-cell>
          <table:table-cell table:style-name="Table4.G21" table:number-columns-spanned="2" office:value-type="string">
            <text:p text:style-name="P51"><text:change-start text:change-id="ct100646442539872"/>12-bit <text:span text:style-name="T8">DCC</text:span><text:span text:style-name="T44"> </text:span>Sensor <text:change-end text:change-id="ct100646442539872"/><text:change-start text:change-id="ct100646442553792"/><text:span text:style-name="T42">Address</text:span><text:change-end text:change-id="ct100646442553792"/></text:p>
          </table:table-cell>
          <table:covered-table-cell/>
          <table:table-cell table:style-name="Table4.I21" office:value-type="string">
            <text:p text:style-name="P53"><text:change-start text:change-id="ct100646442544624"/><text:span text:style-name="T8">DCC</text:span><text:change-end text:change-id="ct100646442544624"/><text:change-start text:change-id="ct100646441793664"/><text:span text:style-name="T44"> </text:span><text:span text:style-name="T47">system </text:span><text:span text:style-name="T42">sensor</text:span> feedback active/on/high.</text:p>
            <text:p text:style-name="P54">Bytes 7 and 8 contain the <text:span text:style-name="T43">sensor</text:span> address (0 – 4095). All other values for bytes 7 and 8 are reserved for future uses.<text:change-end text:change-id="ct100646441793664"/></text:p>
          </table:table-cell>
        </table:table-row>
        <table:table-row table:style-name="Table4.24">
          <table:covered-table-cell table:style-name="Table4.A24"/>
          <table:covered-table-cell table:style-name="Table4.B24"/>
          <table:covered-table-cell table:style-name="Table4.C24"/>
          <table:covered-table-cell table:style-name="Table4.D24"/>
          <table:covered-table-cell table:style-name="Table4.E24"/>
          <table:table-cell table:style-name="Table4.F24" office:value-type="string">
            <text:p text:style-name="P57"><text:change-start text:change-id="ct100646442554976"/>FA<text:change-end text:change-id="ct100646442554976"/></text:p>
          </table:table-cell>
          <table:table-cell table:style-name="Table4.G24" table:number-columns-spanned="2" office:value-type="string">
            <text:p text:style-name="P55"><text:change-start text:change-id="ct100646442535248"/>12-bit <text:span text:style-name="T8">DCC</text:span><text:span text:style-name="T44"> </text:span>Sensor Address<text:change-end text:change-id="ct100646442535248"/></text:p>
          </table:table-cell>
          <table:covered-table-cell/>
          <table:table-cell table:style-name="Table4.I24" office:value-type="string">
            <text:p text:style-name="P53"><text:change-start text:change-id="ct100646442514496"/><text:span text:style-name="T8">DCC</text:span><text:change-end text:change-id="ct100646442514496"/><text:change-start text:change-id="ct100646442522496"/><text:span text:style-name="T44"> </text:span><text:span text:style-name="T47">system </text:span><text:span text:style-name="T42">sensor</text:span> feedback inactive/off/low.</text:p>
            <text:p text:style-name="P54">Bytes 7 and 8 contain the DCC <text:span text:style-name="T43">sensor</text:span> address (0 – 4095). All other values for bytes 7 and 8 are reserved for future uses.<text:change-end text:change-id="ct100646442522496"/></text:p>
          </table:table-cell>
        </table:table-row>
        <table:table-row table:style-name="Table4.25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table-cell table:style-name="Table4.E25" table:number-rows-spanned="2" office:value-type="string">
            <text:p text:style-name="P48"><text:change-start text:change-id="ct100646442536224"/>01<text:change-end text:change-id="ct100646442536224"/></text:p>
          </table:table-cell>
          <table:table-cell table:style-name="Table4.F25" office:value-type="string">
            <text:p text:style-name="P48"><text:change-start text:change-id="ct100646441749632"/>0<text:change-end text:change-id="ct100646441749632"/><text:change-start text:change-id="ct100646442526448"/><text:span text:style-name="T38">7</text:span><text:change-end text:change-id="ct100646442526448"/></text:p>
          </table:table-cell>
          <table:table-cell table:style-name="Table4.G25" office:value-type="string">
            <text:p text:style-name="P49"><text:change-start text:change-id="ct100646442515040"/>FF<text:change-end text:change-id="ct100646442515040"/></text:p>
          </table:table-cell>
          <table:table-cell table:style-name="Table4.G25" office:value-type="string">
            <text:p text:style-name="P49"><text:change-start text:change-id="ct100646441697248"/>00<text:change-end text:change-id="ct100646441697248"/></text:p>
          </table:table-cell>
          <table:table-cell table:style-name="Table4.I25" office:value-type="string">
            <text:p text:style-name="P47"><text:change-start text:change-id="ct100646442528432"/>Extended DCC accessory decoder emergency stop.<text:change-end text:change-id="ct100646442528432"/><text:change-start text:change-id="ct100646442530880"/><text:note text:id="ftn2" text:note-class="footnote"><text:note-citation>2</text:note-citation><text:note-body><text:p text:style-name="P46"><text:change-start text:change-id="ct100646442540880"/>This corresponds to extended DCC accessory decoder address 2047.<text:change-end text:change-id="ct100646442540880"/></text:p></text:note-body></text:note><text:change-end text:change-id="ct100646442530880"/></text:p>
          </table:table-cell>
        </table:table-row>
        <table:table-row table:style-name="Table4.26">
          <table:covered-table-cell table:style-name="Table4.A3"/>
          <table:covered-table-cell table:style-name="Table4.B3"/>
          <table:covered-table-cell table:style-name="Table4.C19"/>
          <table:covered-table-cell table:style-name="Table4.D19"/>
          <table:covered-table-cell table:style-name="Table4.E25"/>
          <table:table-cell table:style-name="Table4.F26" table:number-columns-spanned="2" office:value-type="string">
            <text:p text:style-name="P72"><text:change text:change-id="ct100646442523696"/><text:change-start text:change-id="ct100646442523984"/><text:span text:style-name="T37">–</text:span><text:change-end text:change-id="ct100646442523984"/><text:change text:change-id="ct100646442524272"/><text:change text:change-id="ct100646442524560"/><text:change text:change-id="ct100646442524848"/><text:change-start text:change-id="ct100646442578096"/><text:span text:style-name="T50">00.00 – 07.FF</text:span><text:change-end text:change-id="ct100646442578096"/><text:change text:change-id="ct100646442525136"/>11-bit DCC Extended Accessory Address<text:change text:change-id="ct100646442578384"/></text:p>
          </table:table-cell>
          <table:covered-table-cell/>
          <table:table-cell table:style-name="Table4.H26" office:value-type="string">
            <text:p text:style-name="P50"><text:change-start text:change-id="ct100646442532480"/>00 - FF<text:change-end text:change-id="ct100646442532480"/></text:p>
          </table:table-cell>
          <table:table-cell table:style-name="Table4.I26" office:value-type="string">
            <text:p text:style-name="P38">Send <text:change text:change-id="ct100646442580256"/><text:change-start text:change-id="ct100646441815360"/><text:span text:style-name="T34">command</text:span><text:change-end text:change-id="ct100646441815360"/> to extended DCC accessory decoder ad<text:span text:style-name="T32">d</text:span>ress.</text:p>
            <text:p text:style-name="P38"><text:change-start text:change-id="ct100646441834368"/><text:span text:style-name="T33">Please refer to NMRA S-9.2.1 for the definitions of </text:span><text:change-end text:change-id="ct100646441834368"/>Byte <text:change-start text:change-id="ct100646442565856"/><text:span text:style-name="T40">8</text:span><text:change-end text:change-id="ct100646442565856"/><text:change text:change-id="ct100646442566144"/><text:change-start text:change-id="ct100646442567376"/>, <text:span text:style-name="T38">which</text:span><text:change-end text:change-id="ct100646442567376"/> <text:change-start text:change-id="ct100646442591328"/><text:span text:style-name="T6">corresponds</text:span><text:span text:style-name="T33"> to the 3</text:span><text:span text:style-name="T31">rd</text:span><text:span text:style-name="T33"> byte of a DCC </text:span><text:span text:style-name="T34">e</text:span><text:span text:style-name="T33">xtended </text:span><text:span text:style-name="T34">a</text:span><text:span text:style-name="T33">ccessory </text:span><text:span text:style-name="T34">d</text:span><text:span text:style-name="T33">ecoder packet</text:span><text:change-end text:change-id="ct100646442591328"/><text:change text:change-id="ct100646442591648"/>.</text:p>
            <text:p text:style-name="P42">Bytes <text:change-start text:change-id="ct100646442564032"/><text:span text:style-name="T39">6</text:span><text:change-end text:change-id="ct100646442564032"/><text:change text:change-id="ct100646442566880"/> and <text:change-start text:change-id="ct100646442571760"/><text:span text:style-name="T39">7</text:span><text:change-end text:change-id="ct100646442571760"/><text:change text:change-id="ct100646442583520"/> are the DCC accessory decoder address<text:change-start text:change-id="ct100646442582880"/> <text:change-end text:change-id="ct100646442582880"/><text:change-start text:change-id="ct100646442584992"/>.<text:change-end text:change-id="ct100646442584992"/><text:change-start text:change-id="ct100646442629504"/><text:span text:style-name="T48">in the form of byte </text:span><text:span text:style-name="T51">6 </text:span><text:span text:style-name="T48">= 0000</text:span><text:span text:style-name="T51">0</text:span><text:span text:style-name="T48">A</text:span><text:span text:style-name="T49">10</text:span><text:span text:style-name="T48">A</text:span><text:span text:style-name="T49">9</text:span><text:span text:style-name="T48">A</text:span><text:span text:style-name="T49">8</text:span><text:span text:style-name="T48"> and byte </text:span><text:span text:style-name="T51">7</text:span><text:span text:style-name="T48"> = A</text:span><text:span text:style-name="T49">7</text:span><text:span text:style-name="T48">A</text:span><text:span text:style-name="T49">6</text:span><text:span text:style-name="T48">A</text:span><text:span text:style-name="T49">5</text:span><text:span text:style-name="T48">A</text:span><text:span text:style-name="T49">4</text:span><text:span text:style-name="T48">A</text:span><text:span text:style-name="T49">3</text:span><text:span text:style-name="T48">A</text:span><text:span text:style-name="T49">2</text:span><text:span text:style-name="T48">A</text:span><text:span text:style-name="T49">1</text:span><text:span text:style-name="T48">A</text:span><text:span text:style-name="T49">0</text:span><text:change-end text:change-id="ct100646442629504"/><text:change-start text:change-id="ct100646442631600"/> <text:span text:style-name="T34">Valid values are from </text:span><text:change-end text:change-id="ct100646442631600"/><text:change-start text:change-id="ct100646441608288"/><text:span text:style-name="T50">0</text:span><text:change-end text:change-id="ct100646441608288"/><text:change text:change-id="ct100646441601088"/><text:change-start text:change-id="ct100646441622816"/><text:span text:style-name="T34"> to 204</text:span><text:change-end text:change-id="ct100646441622816"/><text:change-start text:change-id="ct100646441599408"/><text:span text:style-name="T50">7</text:span><text:change-end text:change-id="ct100646441599408"/><text:change text:change-id="ct100646441628432"/><text:change-start text:change-id="ct100646441597872"/><text:span text:style-name="T34">. By convention, </text:span><text:change-end text:change-id="ct100646441597872"/><text:change text:change-id="ct100646442633376"/><text:change-start text:change-id="ct100646442635376"/><text:span text:style-name="T34">user address 1 </text:span><text:span text:style-name="T7">correspond</text:span><text:change-end text:change-id="ct100646442635376"/><text:change-start text:change-id="ct100646442636688"/><text:span text:style-name="T9">s</text:span><text:change-end text:change-id="ct100646442636688"/><text:change text:change-id="ct100646442637008"/><text:change-start text:change-id="ct100646442638256"/><text:span text:style-name="T34"> to </text:span><text:change-end text:change-id="ct100646442638256"/><text:change text:change-id="ct100646442638576"/><text:change-start text:change-id="ct100646442640816"/><text:span text:style-name="T50">binary address </text:span><text:change-end text:change-id="ct100646442640816"/><text:change-start text:change-id="ct100646442644448"/><text:span text:style-name="T36">4</text:span><text:span text:style-name="T34"> </text:span><text:change-end text:change-id="ct100646442644448"/><text:change-start text:change-id="ct100646442644768"/><text:span text:style-name="T50">in</text:span><text:change-end text:change-id="ct100646442644768"/><text:change text:change-id="ct100646442645088"/><text:change-start text:change-id="ct100646442646416"/><text:span text:style-name="T34"> bytes 6 and 7.</text:span><text:change-end text:change-id="ct100646442646416"/> <text:change text:change-id="ct100646442646736"/><text:change-start text:change-id="ct100646442647552"/><text:span text:style-name="T50">User address 2045 to 2048 may wrap around to binary addresses 0 to 3. </text:span><text:change-end text:change-id="ct100646442647552"/>All other values for bytes <text:change-start text:change-id="ct100646442649232"/><text:span text:style-name="T39">6</text:span><text:change-end text:change-id="ct100646442649232"/><text:change text:change-id="ct100646442649552"/> and <text:change-start text:change-id="ct100646442650928"/><text:span text:style-name="T39">7</text:span><text:change-end text:change-id="ct100646442650928"/><text:change text:change-id="ct100646442651248"/> <text:change-start text:change-id="ct100646442652688"/><text:span text:style-name="T35">not separately defined </text:span><text:change-end text:change-id="ct100646442652688"/>are reserved for future uses.</text:p>
          </table:table-cell>
        </table:table-row>
      </table:table>
      <text:p text:style-name="P7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3"><text:s/>1 <text:s/>Introduction (Informative)<text:tab/>1</text:p>
          <text:p text:style-name="P43"><text:s/>2 <text:s/>Intended use (Informative)<text:tab/>1</text:p>
          <text:p text:style-name="P43"><text:s/>3 <text:s/>References and Context (Normative)<text:tab/>1</text:p>
          <text:p text:style-name="P43"><text:s/>4 <text:s/>Format (Normative)<text:tab/>1</text:p>
          <text:p text:style-name="P43"><text:s/>5 <text:s/>Allocation (Normative)<text:tab/>2</text:p>
          <text:p text:style-name="P44"><text:s/>5.1 <text:s/>Node ID Based<text:tab/>2</text:p>
          <text:p text:style-name="P44"><text:s/>5.2 <text:s/>Well-Known Automatically-Routed<text:tab/>3</text:p>
          <text:p text:style-name="P44"><text:s/>5.3 <text:s/>Well-Known<text:tab/>5</text:p>
        </text:index-body>
      </text:table-of-content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number:date-style style:name="N129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style:font-name="Liberation Sans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7" draw:name="PowerPlusWaterMarkObject" draw:style-name="Mgr1" draw:text-style-name="MP3" svg:width="7.9996in" svg:height="2.6748in" draw:transform="rotate (0.785398163397448) translate (0.938888888888889in 5.13263888888889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tracked-changes>
          <text:changed-region xml:id="ct100646440154672" text:id="ct100646440154672">
            <text:insertion>
              <office:change-info>
                <dc:creator>Stuart Baker</dc:creator>
                <dc:date>2024-06-23T11:51:13</dc:date>
              </office:change-info>
            </text:insertion>
          </text:changed-region>
        </text:tracked-changes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</text:span></text:span><text:change-start text:change-id="ct100646440154672"/><text:span text:style-name="Page_20_Number"><text:span text:style-name="MT3"><text:tab/></text:span></text:span><text:change-end text:change-id="ct100646440154672"/><text:span text:style-name="Page_20_Number"><text:span text:style-name="MT3">Page </text:span></text:span><text:span text:style-name="Page_20_Number"><text:span text:style-name="MT3"><text:page-number text:select-page="current">9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n 23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19"><draw:image xlink:href="Pictures/10000000000001310000006CF7F7BA2E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Jun 23, 2024</text:user-defined></text:p>
            </table:table-cell>
            <table:table-cell table:style-name="Table1.C1" office:value-type="string">
              <text:p text:style-name="MP9"><text:user-defined style:data-style-name="N0" text:name="OLCBstatus">Draft</text:user-defined></text:p>
            </table:table-cell>
          </table:table-row>
        </table:table>
        <text:p text:style-name="MP10"><draw:custom-shape text:anchor-type="char" draw:z-index="8" draw:name="PowerPlusWaterMarkObject" draw:style-name="Mgr2" draw:text-style-name="MP3" svg:width="6.4996in" svg:height="2.1724in" draw:transform="rotate (0.785398163397448) translate (0.184027777777778in 5.3739391951006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3, 2024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9" draw:name="PowerPlusWaterMarkObject3" draw:style-name="Mgr1" draw:text-style-name="MP3" svg:width="7.9996in" svg:height="2.6748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4">Copyright 20</text:span></text:span><text:span text:style-name="Page_20_Number"><text:span text:style-name="MT5">11-2015</text:span></text:span><text:span text:style-name="Page_20_Number"><text:span text:style-name="MT4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3">Feb 15, 2015</text:span></text:span><text:span text:style-name="Page_20_Number"><text:span text:style-name="MT4"><text:date style:data-style-name="N129" text:date-value="2024-06-23T12:05:33.483034512">6/23/2024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10" draw:name="PowerPlusWaterMarkObject" draw:style-name="Mgr2" draw:text-style-name="MP3" svg:width="6.4996in" svg:height="2.1724in" draw:transform="rotate (0.785398163397448) translate (0.184027777777778in 6.0298611111111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0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3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1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2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3" draw:name="PowerPlusWaterMarkObject" draw:style-name="Mgr4" draw:text-style-name="MP3" svg:width="4.4878in" svg:height="1.5004in" draw:transform="skewX (8.57291957593977E-017) 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4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5" draw:name="PowerPlusWaterMarkObject" draw:style-name="Mgr5" draw:text-style-name="MP3" svg:width="7.3185in" svg:height="2.4469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6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7" draw:name="PowerPlusWaterMarkObject" draw:style-name="Mgr3" draw:text-style-name="MP3" svg:width="6.9248in" svg:height="2.315in" draw:transform="rotate (0.785398163397448) translate (0.195833333333333in 6.24375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8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82</meta:editing-cycles>
    <meta:editing-duration>P1DT15H27M44S</meta:editing-duration>
    <meta:generator>LibreOffice/24.2.3.2$Linux_X86_64 LibreOffice_project/420$Build-2</meta:generator>
    <dc:date>2024-06-23T12:05:33.349700673</dc:date>
    <dc:creator>Stuart Baker</dc:creator>
    <meta:document-statistic meta:table-count="4" meta:image-count="1" meta:object-count="0" meta:page-count="10" meta:paragraph-count="232" meta:word-count="1199" meta:character-count="7044" meta:non-whitespace-character-count="6046"/>
    <meta:user-defined meta:name="OLCBdate">Jun 23, 2024</meta:user-defined>
    <meta:user-defined meta:name="OLCBstatus">Draft</meta:user-defined>
    <meta:user-defined meta:name="OLCByear">2024</meta:user-defined>
  </office:meta>
</office:document-meta>
</file>